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REDES VASQUEZ, FRANKS LINCOLN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PAREDES VASQUEZ, FRANKS LINCOLN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419214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9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42</text:p>
          </table:table-cell>
          <table:table-cell table:style-name="Tableau1.A2" office:value-type="string">
            <text:p text:style-name="P13">14</text:p>
          </table:table-cell>
          <table:table-cell table:style-name="Tableau1.D2" office:value-type="string">
            <text:p text:style-name="P12">588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88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14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9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8T20:23:0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